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officeooo:rsid="001b7b9e" officeooo:paragraph-rsid="0018e03a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rsid="001b7b9e" officeooo:paragraph-rsid="0018e03a" style:font-size-asian="14pt" style:font-size-complex="14pt"/>
    </style:style>
    <style:style style:name="P3" style:family="paragraph" style:parent-style-name="Standard">
      <style:text-properties style:font-name="Times New Roman" fo:font-size="12pt" officeooo:paragraph-rsid="0018e03a" style:font-size-asian="12pt" style:font-size-complex="12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officeooo:rsid="001b7b9e" officeooo:paragraph-rsid="0018e03a" style:font-size-asian="12pt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officeooo:rsid="001a61c4" officeooo:paragraph-rsid="001a61c4" style:font-size-asian="10.5pt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6pt" officeooo:rsid="0018e03a" officeooo:paragraph-rsid="0018e03a" style:font-size-asian="14pt" style:font-size-complex="16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6pt" officeooo:rsid="001a61c4" officeooo:paragraph-rsid="001a61c4" style:font-size-asian="14pt" style:font-size-complex="16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9pt" officeooo:rsid="001a61c4" officeooo:paragraph-rsid="001a61c4" style:font-size-asian="9pt" style:font-size-complex="9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6pt" officeooo:rsid="0018e03a" officeooo:paragraph-rsid="0018e03a" style:font-size-asian="14pt" style:font-size-complex="16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6pt" officeooo:rsid="0018e03a" officeooo:paragraph-rsid="0018e03a" style:font-size-asian="16pt" style:font-size-complex="16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officeooo:rsid="0018e03a" officeooo:paragraph-rsid="0018e03a" style:font-size-asian="12pt" style:font-size-complex="12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9pt" officeooo:rsid="0018e03a" officeooo:paragraph-rsid="0018e03a" style:font-size-asian="9pt" style:font-size-complex="9pt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Times New Roman" fo:font-size="14pt" officeooo:rsid="001b7b9e" officeooo:paragraph-rsid="0018e03a" style:font-size-asian="14pt" style:font-size-complex="14pt"/>
    </style:style>
    <style:style style:name="P14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2pt" officeooo:rsid="0018e03a" officeooo:paragraph-rsid="0018e03a" style:font-size-asian="12pt" style:font-size-complex="12pt"/>
    </style:style>
    <style:style style:name="P15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4pt" officeooo:rsid="0018e03a" officeooo:paragraph-rsid="0018e03a" style:font-size-asian="14pt" style:font-size-complex="14pt"/>
    </style:style>
    <style:style style:name="T1" style:family="text">
      <style:text-properties officeooo:rsid="0018e03a"/>
    </style:style>
    <style:style style:name="T2" style:family="text">
      <style:text-properties style:language-asian="ru" style:country-asian="RU"/>
    </style:style>
    <style:style style:name="T3" style:family="text">
      <style:text-properties officeooo:rsid="0018e03a" style:language-asian="ru" style:country-asian="RU"/>
    </style:style>
    <style:style style:name="T4" style:family="text">
      <style:text-properties fo:language="en" fo:country="US" style:language-asian="ru" style:country-asian="RU"/>
    </style:style>
    <style:style style:name="T5" style:family="text">
      <style:text-properties fo:color="#000000" fo:font-size="12pt" fo:font-weight="normal" style:font-size-asian="12pt" style:language-asian="ru" style:country-asian="RU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авиационный институт </text:p>
      <text:p text:style-name="P1">(национальный исследовательский университет)</text:p>
      <text:p text:style-name="P1"/>
      <text:p text:style-name="P1"/>
      <text:p text:style-name="P2">Факультет №8 "Информационные технологии и прикладная математика»</text:p>
      <text:p text:style-name="P2"/>
      <text:p text:style-name="P2"/>
      <text:p text:style-name="P2">Кафедра вычислительной математики и программирования</text:p>
      <text:p text:style-name="P2"/>
      <text:p text:style-name="P2"/>
      <text:p text:style-name="P2">Лабораторная работа №<text:span text:style-name="T1">5</text:span> по курсу «Операционные системы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tab/><text:tab/><text:tab/><text:tab/><text:tab/><text:tab/><text:tab/>Студент: Хромов П.А.</text:p>
      <text:p text:style-name="P13"><text:tab/><text:tab/><text:tab/><text:tab/><text:tab/><text:tab/><text:tab/>Преподаватель: Соколов А.А.</text:p>
      <text:p text:style-name="P13"><text:tab/><text:tab/><text:tab/><text:tab/><text:tab/><text:tab/><text:tab/>Группа: М8О-204Б-17</text:p>
      <text:p text:style-name="P13"><text:s/><text:tab/><text:tab/><text:tab/><text:tab/><text:tab/><text:tab/><text:tab/>Вариант: <text:span text:style-name="T1">4</text:span></text:p>
      <text:p text:style-name="P13"><text:tab/><text:tab/><text:tab/><text:tab/><text:tab/><text:tab/><text:tab/>Дата:</text:p>
      <text:p text:style-name="P13"><text:tab/><text:tab/><text:tab/><text:tab/><text:tab/><text:tab/><text:tab/>Оценка:</text:p>
      <text:p text:style-name="P13"><text:tab/><text:tab/><text:tab/><text:tab/><text:tab/><text:tab/><text:tab/>Подпись:</text:p>
      <text:p text:style-name="P13"/>
      <text:p text:style-name="P13"/>
      <text:p text:style-name="P4">Москва, 201<text:span text:style-name="T1">8</text:span></text:p>
      <text:p text:style-name="P6"><text:soft-page-break/>Лабораторная работа №5</text:p>
      <text:p text:style-name="P6"/>
      <text:p text:style-name="P3"><text:span text:style-name="T2">Требуется создать динамическую библиотеку, которая реализует определенный функционал. Далее использовать данную библиотеку 2-мя способами:</text:span></text:p>
      <text:p text:style-name="P3"><text:span text:style-name="T3">1) </text:span><text:span text:style-name="T2">Во время компиляции (на этапе «линковки»/</text:span><text:span text:style-name="T4">linking</text:span><text:span text:style-name="T2">).</text:span></text:p>
      <text:p text:style-name="P3"><text:span text:style-name="T3">2) Во время исполнения программы, подгрузив библиотеку в память с помощью системных вызовов</text:span></text:p>
      <text:p text:style-name="P14"><text:span text:style-name="T2"/></text:p>
      <text:p text:style-name="P15"><text:span text:style-name="T2">Вариант 4.</text:span></text:p>
      <text:p text:style-name="P15"><text:span text:style-name="T5">Структура данных, с которой должна обеспечивать работу библиотека: 4 работа с бинарным деревом поиска</text:span></text:p>
      <text:p text:style-name="P11"><text:span text:style-name="T2">Тип данных, используемый структурой: целочисленный 32-битный тип.</text:span></text:p>
      <text:p text:style-name="P11"><text:span text:style-name="T2"/></text:p>
      <text:p text:style-name="P10"><text:span text:style-name="T2">1) Описание: </text:span></text:p>
      <text:p text:style-name="P11"><text:span text:style-name="T2"/></text:p>
      <text:p text:style-name="P11"><text:span text:style-name="T2">Мной была написана обычная библиотека для бинарного дерева поиска, содержащая следующие функции: создание дерева, вставка в дерево, удаление из дерева, вывод дерева на печать, поиск в дереве, удаление дерева и проверка дерева на пустоту.</text:span></text:p>
      <text:p text:style-name="P11"><text:span text:style-name="T2"/></text:p>
      <text:p text:style-name="P11"><text:span text:style-name="T2">В случае линковки во время компиляции должен быть указан путь до библиотеки и её название, функции используются как обычно. В случае runtime-линковки нужно явно открыть библиотеку с помощью dlopen(), а затем присваивать указателям на функции значение dlsym(), который ищет в библиотеке функции по их названиям. </text:span></text:p>
      <text:p text:style-name="P11"><text:span text:style-name="T2"/></text:p>
      <text:p text:style-name="P11"><text:span text:style-name="T2">Системные вызовы: </text:span></text:p>
      <text:p text:style-name="P11"><text:span text:style-name="T2">void exit(int status); - функция выходит из процесса с заданным статусом.</text:span></text:p>
      <text:p text:style-name="P11"><text:span text:style-name="T2">Void* dlopen(const char* filename, int flag); - открывает файл с путём filename со свойствами flag. В случае ошибки возвращает NULL. Flag обязательно должен включать либо RTLD LAZY, либо RTLD NOW, которые отвечают за загрузку библиотеки (по частям в момент необходимости либо всё сразу)</text:span></text:p>
      <text:p text:style-name="P11"><text:span text:style-name="T2">char* dlerror(void); - возвращает строку, которая описывает ошибку. Если ошибки не было, возвращает NULL. </text:span></text:p>
      <text:p text:style-name="P11"><text:span text:style-name="T2">Void* dlsym(void* handle, const char* symbol); - ищет в дереве подключенных через dlopen библиотек строку symbol, если находит, то возвращает указатель void* на участок памяти, связанный с функцией. В случае ошибки возвращает NULL и устанавливает строку для dlerror.</text:span></text:p>
      <text:p text:style-name="P11"><text:span text:style-name="T2">Int dclose(void* handle); - уменьшает количество ссылок на подключенную динамическую библиотеку. Если он становится == 0, то библиотека отсоединяется. В случае успеха возвращает 0.</text:span></text:p>
      <text:p text:style-name="P11"><text:span text:style-name="T2"/></text:p>
      <text:p text:style-name="P6"><text:span text:style-name="T2">2) Исходный код</text:span></text:p>
      <text:p text:style-name="P6"><text:span text:style-name="T2">makefile</text:span></text:p>
      <text:p text:style-name="P12"><text:span text:style-name="T2">all: run</text:span></text:p>
      <text:p text:style-name="P12"><text:span text:style-name="T2"/></text:p>
      <text:p text:style-name="P12"><text:span text:style-name="T2">run: libbst.so mainStat.o mainDyn.o</text:span></text:p>
      <text:p text:style-name="P12"><text:span text:style-name="T2"><text:tab/>gcc -o run-stat mainStat.o -L. -lbst <text:s/>-Wl,-rpath,.</text:span></text:p>
      <text:p text:style-name="P12"><text:span text:style-name="T2"><text:tab/>gcc -o run-dyn mainDyn.o -ldl</text:span></text:p>
      <text:p text:style-name="P12"><text:span text:style-name="T2"/></text:p>
      <text:p text:style-name="P12"><text:span text:style-name="T2">mainStat.o: mainStat.c</text:span></text:p>
      <text:p text:style-name="P12"><text:span text:style-name="T2"><text:tab/>gcc -c <text:s/>mainStat.c</text:span></text:p>
      <text:p text:style-name="P12"><text:span text:style-name="T2"/></text:p>
      <text:p text:style-name="P12"><text:span text:style-name="T2">mainDyn.o: mainDyn.c</text:span></text:p>
      <text:p text:style-name="P12"><text:span text:style-name="T2"><text:tab/>gcc -c <text:s/>mainDyn.c</text:span></text:p>
      <text:p text:style-name="P12"><text:soft-page-break/><text:span text:style-name="T2"/></text:p>
      <text:p text:style-name="P12"><text:span text:style-name="T2">bst.o: bst.c</text:span></text:p>
      <text:p text:style-name="P12"><text:span text:style-name="T2"><text:tab/>gcc -c -fPIC <text:s/>bst.c</text:span></text:p>
      <text:p text:style-name="P12"><text:span text:style-name="T2"/></text:p>
      <text:p text:style-name="P12"><text:span text:style-name="T2">libbst.so: bst.o</text:span></text:p>
      <text:p text:style-name="P12"><text:span text:style-name="T2"><text:tab/>gcc <text:s/>-shared -o libbst.so bst.o</text:span></text:p>
      <text:p text:style-name="P12"><text:span text:style-name="T2"/></text:p>
      <text:p text:style-name="P12"><text:span text:style-name="T2">clean:</text:span></text:p>
      <text:p text:style-name="P12"><text:span text:style-name="T2"><text:tab/>rm -f *.o run-stat run-dyn *.so</text:span></text:p>
      <text:p text:style-name="P12"><text:span text:style-name="T2"/></text:p>
      <text:p text:style-name="P6"><text:span text:style-name="T2">bst.h </text:span></text:p>
      <text:p text:style-name="P6"><text:span text:style-name="T2"/></text:p>
      <text:p text:style-name="P12"><text:span text:style-name="T2">#ifndef _BST_H_</text:span></text:p>
      <text:p text:style-name="P12"><text:span text:style-name="T2">#define _BST_H_</text:span></text:p>
      <text:p text:style-name="P12"><text:span text:style-name="T2"/></text:p>
      <text:p text:style-name="P12"><text:span text:style-name="T2">#define SUCCESS 0</text:span></text:p>
      <text:p text:style-name="P12"><text:span text:style-name="T2">#define FAILURE 1</text:span></text:p>
      <text:p text:style-name="P12"><text:span text:style-name="T2"/></text:p>
      <text:p text:style-name="P12"><text:span text:style-name="T2">#include &lt;stdio.h&gt;</text:span></text:p>
      <text:p text:style-name="P12"><text:span text:style-name="T2">#include &lt;stdlib.h&gt;</text:span></text:p>
      <text:p text:style-name="P12"><text:span text:style-name="T2">#include &lt;inttypes.h&gt;</text:span></text:p>
      <text:p text:style-name="P12"><text:span text:style-name="T2">#include &lt;stdbool.h&gt;</text:span></text:p>
      <text:p text:style-name="P12"><text:span text:style-name="T2"/></text:p>
      <text:p text:style-name="P12"><text:span text:style-name="T2">typedef int32_t ElemType;</text:span></text:p>
      <text:p text:style-name="P12"><text:span text:style-name="T2"/></text:p>
      <text:p text:style-name="P12"><text:span text:style-name="T2">typedef struct _bst {</text:span></text:p>
      <text:p text:style-name="P12"><text:span text:style-name="T2"><text:s text:c="4"/>struct _bst *left;</text:span></text:p>
      <text:p text:style-name="P12"><text:span text:style-name="T2"><text:s text:c="4"/>struct _bst *right;</text:span></text:p>
      <text:p text:style-name="P12"><text:span text:style-name="T2"><text:s text:c="4"/>ElemType key;</text:span></text:p>
      <text:p text:style-name="P12"><text:span text:style-name="T2">} *BST;</text:span></text:p>
      <text:p text:style-name="P12"><text:span text:style-name="T2"/></text:p>
      <text:p text:style-name="P12"><text:span text:style-name="T2">extern void TreeInsert(BST *root, ElemType newKey);</text:span></text:p>
      <text:p text:style-name="P12"><text:span text:style-name="T2">extern BST TreeFind(BST root, ElemType key);</text:span></text:p>
      <text:p text:style-name="P12"><text:span text:style-name="T2">extern BST TreeRemove(BST root, ElemType key);</text:span></text:p>
      <text:p text:style-name="P12"><text:span text:style-name="T2">extern void TreePrint(BST root);</text:span></text:p>
      <text:p text:style-name="P12"><text:span text:style-name="T2">extern void TreeDestroy(BST root);</text:span></text:p>
      <text:p text:style-name="P12"><text:span text:style-name="T2">extern bool TreeIsEmpty(BST root);</text:span></text:p>
      <text:p text:style-name="P12"><text:span text:style-name="T2"/></text:p>
      <text:p text:style-name="P12"><text:span text:style-name="T2">#endif /* _BST_H */</text:span></text:p>
      <text:p text:style-name="P12"><text:span text:style-name="T2"/></text:p>
      <text:p text:style-name="P6"><text:span text:style-name="T2">mainStat.c </text:span></text:p>
      <text:p text:style-name="P6"><text:span text:style-name="T2"/></text:p>
      <text:p text:style-name="P11"><text:span text:style-name="T2">#include &lt;stdio.h&gt;</text:span></text:p>
      <text:p text:style-name="P11"><text:span text:style-name="T2">#include &lt;stdlib.h&gt;</text:span></text:p>
      <text:p text:style-name="P11"><text:span text:style-name="T2"/></text:p>
      <text:p text:style-name="P11"><text:span text:style-name="T2">#include "bst.h"</text:span></text:p>
      <text:p text:style-name="P11"><text:span text:style-name="T2"/></text:p>
      <text:p text:style-name="P11"><text:span text:style-name="T2">int main(void)</text:span></text:p>
      <text:p text:style-name="P11"><text:span text:style-name="T2">{</text:span></text:p>
      <text:p text:style-name="P11"><text:span text:style-name="T2"><text:s text:c="2"/>int act = 0;</text:span></text:p>
      <text:p text:style-name="P11"><text:span text:style-name="T2"><text:s text:c="2"/>ElemType key = 0;</text:span></text:p>
      <text:p text:style-name="P11"><text:span text:style-name="T2"><text:s text:c="2"/>BST tree = NULL;</text:span></text:p>
      <text:p text:style-name="P11"><text:span text:style-name="T2"><text:s text:c="2"/>printf("Компиляция \n\n");</text:span></text:p>
      <text:p text:style-name="P11"><text:span text:style-name="T2"><text:s text:c="2"/>printf("Выберите операцию:\n");</text:span></text:p>
      <text:p text:style-name="P11"><text:span text:style-name="T2"><text:s text:c="2"/>printf("1) Добавить элемент\n");</text:span></text:p>
      <text:p text:style-name="P11"><text:span text:style-name="T2"><text:s text:c="4"/>printf("2) Удалить элемент\n");</text:span></text:p>
      <text:p text:style-name="P11"><text:span text:style-name="T2"><text:s text:c="4"/>printf("3) Поиск элемента\n");</text:span></text:p>
      <text:p text:style-name="P11"><text:span text:style-name="T2"><text:s text:c="4"/>printf("4) Печать дерева\n");</text:span></text:p>
      <text:p text:style-name="P11"><text:span text:style-name="T2"><text:s text:c="4"/>printf("0) Выход\n");</text:span></text:p>
      <text:p text:style-name="P11"><text:span text:style-name="T2"><text:s text:c="4"/>while (scanf("%d", &amp;act) &amp;&amp; act) {</text:span></text:p>
      <text:p text:style-name="P11"><text:soft-page-break/><text:span text:style-name="T2"><text:s text:c="8"/>switch(act) {</text:span></text:p>
      <text:p text:style-name="P11"><text:span text:style-name="T2"><text:s text:c="8"/>case 1:</text:span></text:p>
      <text:p text:style-name="P11"><text:span text:style-name="T2"><text:s text:c="12"/>printf("Введите элемент ");</text:span></text:p>
      <text:p text:style-name="P11"><text:span text:style-name="T2"><text:s text:c="12"/>scanf("%d", &amp;key);</text:span></text:p>
      <text:p text:style-name="P11"><text:span text:style-name="T2"><text:s text:c="12"/>TreeInsert(&amp;tree, key);</text:span></text:p>
      <text:p text:style-name="P11"><text:span text:style-name="T2"><text:s text:c="12"/>break;</text:span></text:p>
      <text:p text:style-name="P11"><text:span text:style-name="T2"><text:s text:c="8"/>case 2:</text:span></text:p>
      <text:p text:style-name="P11"><text:span text:style-name="T2"><text:s text:c="12"/>printf("Введите элемент: ");</text:span></text:p>
      <text:p text:style-name="P11"><text:span text:style-name="T2"><text:s text:c="12"/>scanf("%d", &amp;key);</text:span></text:p>
      <text:p text:style-name="P11"><text:span text:style-name="T2"><text:s text:c="12"/>if (TreeFind(tree, key)) {</text:span></text:p>
      <text:p text:style-name="P11"><text:span text:style-name="T2"><text:s text:c="16"/>tree = TreeRemove(tree, key);</text:span></text:p>
      <text:p text:style-name="P11"><text:span text:style-name="T2"><text:s text:c="12"/>} else {</text:span></text:p>
      <text:p text:style-name="P11"><text:span text:style-name="T2"><text:s text:c="16"/>printf("Такого элемента не существует\n");</text:span></text:p>
      <text:p text:style-name="P11"><text:span text:style-name="T2"><text:s text:c="12"/>}</text:span></text:p>
      <text:p text:style-name="P11"><text:span text:style-name="T2"><text:s text:c="12"/>break;</text:span></text:p>
      <text:p text:style-name="P11"><text:span text:style-name="T2"><text:s text:c="8"/>case 3:</text:span></text:p>
      <text:p text:style-name="P11"><text:span text:style-name="T2"><text:s text:c="12"/>printf("Введите элемент: ");</text:span></text:p>
      <text:p text:style-name="P11"><text:span text:style-name="T2"><text:s text:c="12"/>scanf("%d", &amp;key);</text:span></text:p>
      <text:p text:style-name="P11"><text:span text:style-name="T2"><text:s text:c="12"/>if (TreeFind(tree, key)) {</text:span></text:p>
      <text:p text:style-name="P11"><text:span text:style-name="T2"><text:s text:c="16"/>printf("Элемент найден!\n");</text:span></text:p>
      <text:p text:style-name="P11"><text:span text:style-name="T2"><text:s text:c="12"/>} else {</text:span></text:p>
      <text:p text:style-name="P11"><text:span text:style-name="T2"><text:s text:c="16"/>printf("Элемент не найден\n");</text:span></text:p>
      <text:p text:style-name="P11"><text:span text:style-name="T2"><text:s text:c="12"/>}</text:span></text:p>
      <text:p text:style-name="P11"><text:span text:style-name="T2"><text:s text:c="12"/>break;</text:span></text:p>
      <text:p text:style-name="P11"><text:span text:style-name="T2"><text:s text:c="8"/>case 4:</text:span></text:p>
      <text:p text:style-name="P11"><text:span text:style-name="T2"><text:s text:c="12"/>if (tree) {</text:span></text:p>
      <text:p text:style-name="P11"><text:span text:style-name="T2"><text:s text:c="16"/>printf("\n");</text:span></text:p>
      <text:p text:style-name="P11"><text:span text:style-name="T2"><text:s text:c="16"/>TreePrint(tree);</text:span></text:p>
      <text:p text:style-name="P11"><text:span text:style-name="T2"><text:s text:c="16"/>printf("\n");</text:span></text:p>
      <text:p text:style-name="P11"><text:span text:style-name="T2"><text:s text:c="12"/>} else {</text:span></text:p>
      <text:p text:style-name="P11"><text:span text:style-name="T2"><text:tab/> <text:s text:c="5"/>printf("Дерево пусто\n");</text:span></text:p>
      <text:p text:style-name="P11"><text:span text:style-name="T2"><text:s text:c="12"/>}</text:span></text:p>
      <text:p text:style-name="P11"><text:span text:style-name="T2"><text:s text:c="12"/>break;</text:span></text:p>
      <text:p text:style-name="P11"><text:span text:style-name="T2"><text:s text:c="8"/>default:</text:span></text:p>
      <text:p text:style-name="P11"><text:span text:style-name="T2"><text:tab/> <text:s/>printf("Такого пункта меню не существует\n");</text:span></text:p>
      <text:p text:style-name="P11"><text:span text:style-name="T2"><text:tab/> <text:s/>break;</text:span></text:p>
      <text:p text:style-name="P11"><text:span text:style-name="T2"><text:s text:c="8"/>}</text:span></text:p>
      <text:p text:style-name="P11"><text:span text:style-name="T2"><text:tab/>printf("Выберите операцию:\n");</text:span></text:p>
      <text:p text:style-name="P11"><text:span text:style-name="T2"><text:tab/>printf("1) Добавить элемент\n");</text:span></text:p>
      <text:p text:style-name="P11"><text:span text:style-name="T2"><text:tab/>printf("2) Удалить элемент\n");</text:span></text:p>
      <text:p text:style-name="P11"><text:span text:style-name="T2"><text:tab/>printf("3) Поиск элемента\n");</text:span></text:p>
      <text:p text:style-name="P11"><text:span text:style-name="T2"><text:tab/>printf("4) Печать дерева\n");</text:span></text:p>
      <text:p text:style-name="P11"><text:span text:style-name="T2"><text:tab/>printf("0) Выход\n");</text:span></text:p>
      <text:p text:style-name="P11"><text:span text:style-name="T2"><text:s text:c="4"/></text:span></text:p>
      <text:p text:style-name="P11"><text:span text:style-name="T2"><text:s text:c="4"/>}</text:span></text:p>
      <text:p text:style-name="P11"><text:span text:style-name="T2"><text:s text:c="4"/>TreeDestroy(tree);</text:span></text:p>
      <text:p text:style-name="P11"><text:span text:style-name="T2"><text:s text:c="4"/>return SUCCESS;</text:span></text:p>
      <text:p text:style-name="P11"><text:span text:style-name="T2">}</text:span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6"><text:soft-page-break/><text:span text:style-name="T2">mainDyn.c</text:span></text:p>
      <text:p text:style-name="P6"><text:span text:style-name="T2"/></text:p>
      <text:p text:style-name="P6"><text:span text:style-name="T2"/></text:p>
      <text:p text:style-name="P12"><text:span text:style-name="T2">#include &lt;stdio.h&gt;</text:span></text:p>
      <text:p text:style-name="P12"><text:span text:style-name="T2">#include &lt;stdlib.h&gt;</text:span></text:p>
      <text:p text:style-name="P12"><text:span text:style-name="T2">#include &lt;dlfcn.h&gt;</text:span></text:p>
      <text:p text:style-name="P12"><text:span text:style-name="T2"/></text:p>
      <text:p text:style-name="P12"><text:span text:style-name="T2">#include "bst.h"</text:span></text:p>
      <text:p text:style-name="P12"><text:span text:style-name="T2"/></text:p>
      <text:p text:style-name="P12"><text:span text:style-name="T2">int main(void)</text:span></text:p>
      <text:p text:style-name="P12"><text:span text:style-name="T2">{</text:span></text:p>
      <text:p text:style-name="P12"><text:span text:style-name="T2"><text:s text:c="4"/>void (*TreeInsert)(BST *root, ElemType newKey);</text:span></text:p>
      <text:p text:style-name="P12"><text:span text:style-name="T2"><text:s text:c="4"/>BST (*TreeFind)(BST root, ElemType key);</text:span></text:p>
      <text:p text:style-name="P12"><text:span text:style-name="T2"><text:s text:c="4"/>BST (*TreeRemove)(BST root, ElemType key);</text:span></text:p>
      <text:p text:style-name="P12"><text:span text:style-name="T2"><text:s text:c="4"/>void (*TreePrint)(BST root);</text:span></text:p>
      <text:p text:style-name="P12"><text:span text:style-name="T2"><text:s text:c="4"/>void (*TreeDestroy)(BST root);</text:span></text:p>
      <text:p text:style-name="P12"><text:span text:style-name="T2"><text:s text:c="4"/>char *err;</text:span></text:p>
      <text:p text:style-name="P12"><text:span text:style-name="T2"/></text:p>
      <text:p text:style-name="P12"><text:span text:style-name="T2"><text:s text:c="4"/>void *libHandle;</text:span></text:p>
      <text:p text:style-name="P12"><text:span text:style-name="T2"><text:s text:c="4"/>libHandle = dlopen("libbst.so", RTLD_LAZY);</text:span></text:p>
      <text:p text:style-name="P12"><text:span text:style-name="T2"><text:s text:c="4"/>if (!libHandle) {</text:span></text:p>
      <text:p text:style-name="P12"><text:span text:style-name="T2"><text:s text:c="8"/>fprintf(stderr, "%s\n", dlerror());</text:span></text:p>
      <text:p text:style-name="P12"><text:span text:style-name="T2"><text:s text:c="8"/>exit(FAILURE);</text:span></text:p>
      <text:p text:style-name="P12"><text:span text:style-name="T2"><text:s text:c="4"/>}</text:span></text:p>
      <text:p text:style-name="P12"><text:span text:style-name="T2"/></text:p>
      <text:p text:style-name="P12"><text:span text:style-name="T2"><text:s text:c="4"/>TreeInsert = dlsym(libHandle, "TreeInsert");</text:span></text:p>
      <text:p text:style-name="P12"><text:span text:style-name="T2"><text:s text:c="4"/>TreeRemove = dlsym(libHandle, "TreeRemove");</text:span></text:p>
      <text:p text:style-name="P12"><text:span text:style-name="T2"><text:s text:c="4"/>TreeFind = dlsym(libHandle, "TreeFind");</text:span></text:p>
      <text:p text:style-name="P12"><text:span text:style-name="T2"><text:s text:c="4"/>TreePrint = dlsym(libHandle, "TreePrint");</text:span></text:p>
      <text:p text:style-name="P12"><text:span text:style-name="T2"><text:s text:c="4"/>TreeDestroy = dlsym(libHandle, "TreeDestroy");</text:span></text:p>
      <text:p text:style-name="P12"><text:span text:style-name="T2"/></text:p>
      <text:p text:style-name="P12"><text:span text:style-name="T2"><text:s text:c="4"/>if(err = dlerror()) {</text:span></text:p>
      <text:p text:style-name="P12"><text:span text:style-name="T2"><text:s text:c="6"/>fprintf(stderr, "%s\n", err);</text:span></text:p>
      <text:p text:style-name="P12"><text:span text:style-name="T2"><text:s text:c="6"/>exit(FAILURE);</text:span></text:p>
      <text:p text:style-name="P12"><text:span text:style-name="T2"><text:s text:c="4"/>}</text:span></text:p>
      <text:p text:style-name="P12"><text:span text:style-name="T2"/></text:p>
      <text:p text:style-name="P12"><text:span text:style-name="T2"><text:s text:c="4"/>int act = 0;</text:span></text:p>
      <text:p text:style-name="P12"><text:span text:style-name="T2"><text:s text:c="4"/>ElemType key = 0;</text:span></text:p>
      <text:p text:style-name="P12"><text:span text:style-name="T2"><text:s text:c="4"/>BST tree = NULL;</text:span></text:p>
      <text:p text:style-name="P12"><text:span text:style-name="T2"><text:s text:c="4"/>printf("Рантайм \n\n");</text:span></text:p>
      <text:p text:style-name="P12"><text:span text:style-name="T2"><text:s text:c="4"/>printf("Выберите операцию:\n");</text:span></text:p>
      <text:p text:style-name="P12"><text:span text:style-name="T2"><text:s text:c="4"/>printf("1) Добавить элемент\n");</text:span></text:p>
      <text:p text:style-name="P12"><text:span text:style-name="T2"><text:s text:c="4"/>printf("2) Удалить элемент\n");</text:span></text:p>
      <text:p text:style-name="P12"><text:span text:style-name="T2"><text:s text:c="4"/>printf("3) Поиск элемента\n");</text:span></text:p>
      <text:p text:style-name="P12"><text:span text:style-name="T2"><text:s text:c="4"/>printf("4) Печать дерева\n");</text:span></text:p>
      <text:p text:style-name="P12"><text:span text:style-name="T2"><text:s text:c="4"/>printf("0) Выход\n");</text:span></text:p>
      <text:p text:style-name="P12"><text:span text:style-name="T2"><text:s text:c="4"/>while (scanf("%d", &amp;act) &amp;&amp; act) {</text:span></text:p>
      <text:p text:style-name="P12"><text:span text:style-name="T2"><text:s text:c="8"/>switch(act) {</text:span></text:p>
      <text:p text:style-name="P12"><text:span text:style-name="T2"><text:s text:c="8"/>case 1:</text:span></text:p>
      <text:p text:style-name="P12"><text:span text:style-name="T2"><text:s text:c="12"/>printf("Введите элемент: ");</text:span></text:p>
      <text:p text:style-name="P12"><text:span text:style-name="T2"><text:s text:c="12"/>scanf("%d", &amp;key);</text:span></text:p>
      <text:p text:style-name="P12"><text:span text:style-name="T2"><text:s text:c="12"/>(*TreeInsert)(&amp;tree, key);</text:span></text:p>
      <text:p text:style-name="P12"><text:span text:style-name="T2"><text:s text:c="12"/>break;</text:span></text:p>
      <text:p text:style-name="P12"><text:span text:style-name="T2"><text:s text:c="8"/>case 2:</text:span></text:p>
      <text:p text:style-name="P12"><text:span text:style-name="T2"><text:s text:c="12"/>printf("Введите элемент: ");</text:span></text:p>
      <text:p text:style-name="P12"><text:span text:style-name="T2"><text:s text:c="12"/>scanf("%d", &amp;key);</text:span></text:p>
      <text:p text:style-name="P12"><text:span text:style-name="T2"><text:s text:c="12"/>if ((*TreeFind)(tree, key)) {</text:span></text:p>
      <text:p text:style-name="P12"><text:span text:style-name="T2"><text:s text:c="16"/>tree = (*TreeRemove)(tree, key);</text:span></text:p>
      <text:p text:style-name="P12"><text:span text:style-name="T2"><text:s text:c="12"/>} else {</text:span></text:p>
      <text:p text:style-name="P12"><text:span text:style-name="T2"><text:s text:c="16"/>printf("Такого элемента не существует\n");</text:span></text:p>
      <text:p text:style-name="P12"><text:span text:style-name="T2"><text:s text:c="12"/>}</text:span></text:p>
      <text:p text:style-name="P12"><text:span text:style-name="T2"><text:s text:c="12"/>break;</text:span></text:p>
      <text:p text:style-name="P12"><text:span text:style-name="T2"><text:s text:c="8"/>case 3:</text:span></text:p>
      <text:p text:style-name="P12"><text:span text:style-name="T2"><text:s text:c="12"/>printf("Введите элемент ");</text:span></text:p>
      <text:p text:style-name="P12"><text:span text:style-name="T2"><text:s text:c="12"/>scanf("%d", &amp;key);</text:span></text:p>
      <text:p text:style-name="P12"><text:span text:style-name="T2"><text:s text:c="12"/>if ((*TreeFind)(tree, key)) {</text:span></text:p>
      <text:p text:style-name="P12"><text:span text:style-name="T2"><text:s text:c="16"/>printf("Ключ найден\n");</text:span></text:p>
      <text:p text:style-name="P12"><text:span text:style-name="T2"><text:s text:c="12"/>} else {</text:span></text:p>
      <text:p text:style-name="P12"><text:soft-page-break/><text:span text:style-name="T2"><text:s text:c="16"/>printf("Ключ не найден\n");</text:span></text:p>
      <text:p text:style-name="P12"><text:span text:style-name="T2"><text:s text:c="12"/>}</text:span></text:p>
      <text:p text:style-name="P12"><text:span text:style-name="T2"><text:s text:c="12"/>break;</text:span></text:p>
      <text:p text:style-name="P12"><text:span text:style-name="T2"><text:s text:c="8"/>case 4:</text:span></text:p>
      <text:p text:style-name="P12"><text:span text:style-name="T2"><text:s text:c="12"/>if (tree) {</text:span></text:p>
      <text:p text:style-name="P12"><text:span text:style-name="T2"><text:s text:c="16"/>printf("\n");</text:span></text:p>
      <text:p text:style-name="P12"><text:span text:style-name="T2"><text:s text:c="16"/>(*TreePrint)(tree);</text:span></text:p>
      <text:p text:style-name="P12"><text:span text:style-name="T2"><text:s text:c="16"/>printf("\n");</text:span></text:p>
      <text:p text:style-name="P12"><text:span text:style-name="T2"><text:s text:c="12"/>} else {</text:span></text:p>
      <text:p text:style-name="P12"><text:span text:style-name="T2"><text:s text:c="16"/>printf("Дерево пусто\n");</text:span></text:p>
      <text:p text:style-name="P12"><text:span text:style-name="T2"><text:s text:c="12"/>}</text:span></text:p>
      <text:p text:style-name="P12"><text:span text:style-name="T2"><text:s text:c="12"/>break;</text:span></text:p>
      <text:p text:style-name="P12"><text:span text:style-name="T2"><text:s text:c="8"/>default:</text:span></text:p>
      <text:p text:style-name="P12"><text:span text:style-name="T2"><text:tab/> <text:s/>printf("Такого пункта меню не существует\n");</text:span></text:p>
      <text:p text:style-name="P12"><text:span text:style-name="T2"><text:tab/> <text:s/>break;</text:span></text:p>
      <text:p text:style-name="P12"><text:span text:style-name="T2"><text:s text:c="8"/>}</text:span></text:p>
      <text:p text:style-name="P12"><text:span text:style-name="T2"><text:tab/>printf("Выберите операцию:\n");</text:span></text:p>
      <text:p text:style-name="P12"><text:span text:style-name="T2"><text:tab/>printf("1) Добавить элемент\n");</text:span></text:p>
      <text:p text:style-name="P12"><text:span text:style-name="T2"><text:tab/>printf("2) Удалить элемент\n");</text:span></text:p>
      <text:p text:style-name="P12"><text:span text:style-name="T2"><text:tab/>printf("3) Поиск элемента\n");</text:span></text:p>
      <text:p text:style-name="P12"><text:span text:style-name="T2"><text:tab/>printf("4) Печать дерева\n");</text:span></text:p>
      <text:p text:style-name="P12"><text:span text:style-name="T2"><text:tab/>printf("0) Выход\n");</text:span></text:p>
      <text:p text:style-name="P12"><text:span text:style-name="T2"><text:s text:c="4"/>}</text:span></text:p>
      <text:p text:style-name="P12"><text:span text:style-name="T2"><text:s text:c="4"/>(*TreeDestroy)(tree);</text:span></text:p>
      <text:p text:style-name="P12"><text:span text:style-name="T2"><text:s text:c="4"/>dlclose(libHandle);</text:span></text:p>
      <text:p text:style-name="P12"><text:span text:style-name="T2"><text:s text:c="4"/>return SUCCESS;</text:span></text:p>
      <text:p text:style-name="P12"><text:span text:style-name="T2">}</text:span></text:p>
      <text:p text:style-name="P4"/>
      <text:p text:style-name="P4"/>
      <text:p text:style-name="P7">3) Консоль</text:p>
      <text:p text:style-name="P7"/>
      <text:p text:style-name="P8">pankratz@pankratz-HP-ProBook-430-G5:~/Prog/OS/lab_5$ ^C</text:p>
      <text:p text:style-name="P8">pankratz@pankratz-HP-ProBook-430-G5:~/Prog/OS/lab_5$ make clean</text:p>
      <text:p text:style-name="P8">rm -f *.o run-stat run-dyn *.so</text:p>
      <text:p text:style-name="P8">pankratz@pankratz-HP-ProBook-430-G5:~/Prog/OS/lab_5$ make</text:p>
      <text:p text:style-name="P8">gcc -c -fPIC <text:s/>bst.c</text:p>
      <text:p text:style-name="P8">gcc <text:s/>-shared -o libbst.so bst.o</text:p>
      <text:p text:style-name="P8">gcc -c <text:s/>mainStat.c</text:p>
      <text:p text:style-name="P8">gcc -c <text:s/>mainDyn.c</text:p>
      <text:p text:style-name="P8">gcc -o run-stat mainStat.o -L. -lbst <text:s/>-Wl,-rpath,.</text:p>
      <text:p text:style-name="P8">gcc -o run-dyn mainDyn.o -ldl</text:p>
      <text:p text:style-name="P8">pankratz@pankratz-HP-ProBook-430-G5:~/Prog/OS/lab_5$ ./run-stat</text:p>
      <text:p text:style-name="P8">Компиляция </text:p>
      <text:p text:style-name="P8"/>
      <text:p text:style-name="P8">Выберите операцию:</text:p>
      <text:p text:style-name="P8">1) Добавить элемент</text:p>
      <text:p text:style-name="P8">2) Удалить элемент</text:p>
      <text:p text:style-name="P8">3) Поиск элемента</text:p>
      <text:p text:style-name="P8">4) Печать дерева</text:p>
      <text:p text:style-name="P8">0) Выход</text:p>
      <text:p text:style-name="P8">1</text:p>
      <text:p text:style-name="P8">Введите элемент 10</text:p>
      <text:p text:style-name="P8">Выберите операцию:</text:p>
      <text:p text:style-name="P8">1) Добавить элемент</text:p>
      <text:p text:style-name="P8">2) Удалить элемент</text:p>
      <text:p text:style-name="P8">3) Поиск элемента</text:p>
      <text:p text:style-name="P8">4) Печать дерева</text:p>
      <text:p text:style-name="P8">0) Выход</text:p>
      <text:p text:style-name="P8">1</text:p>
      <text:p text:style-name="P8">Введите элемент 10</text:p>
      <text:p text:style-name="P8">Выберите операцию:</text:p>
      <text:p text:style-name="P8">1) Добавить элемент</text:p>
      <text:p text:style-name="P8">2) Удалить элемент</text:p>
      <text:p text:style-name="P8">3) Поиск элемента</text:p>
      <text:p text:style-name="P8">4) Печать дерева</text:p>
      <text:p text:style-name="P8">0) Выход</text:p>
      <text:p text:style-name="P8">1</text:p>
      <text:p text:style-name="P8">Введите элемент 90</text:p>
      <text:p text:style-name="P8"><text:soft-page-break/>Выберите операцию:</text:p>
      <text:p text:style-name="P8">1) Добавить элемент</text:p>
      <text:p text:style-name="P8">2) Удалить элемент</text:p>
      <text:p text:style-name="P8">3) Поиск элемента</text:p>
      <text:p text:style-name="P8">4) Печать дерева</text:p>
      <text:p text:style-name="P8">0) Выход</text:p>
      <text:p text:style-name="P8">4</text:p>
      <text:p text:style-name="P8"/>
      <text:p text:style-name="P8"><text:tab/>10</text:p>
      <text:p text:style-name="P8">10</text:p>
      <text:p text:style-name="P8"><text:tab/>90</text:p>
      <text:p text:style-name="P8"/>
      <text:p text:style-name="P8">Выберите операцию:</text:p>
      <text:p text:style-name="P8">1) Добавить элемент</text:p>
      <text:p text:style-name="P8">2) Удалить элемент</text:p>
      <text:p text:style-name="P8">3) Поиск элемента</text:p>
      <text:p text:style-name="P8">4) Печать дерева</text:p>
      <text:p text:style-name="P8">0) Выход</text:p>
      <text:p text:style-name="P8">2</text:p>
      <text:p text:style-name="P8">Введите элемент: 10</text:p>
      <text:p text:style-name="P8">Выберите операцию:</text:p>
      <text:p text:style-name="P8">1) Добавить элемент</text:p>
      <text:p text:style-name="P8">2) Удалить элемент</text:p>
      <text:p text:style-name="P8">3) Поиск элемента</text:p>
      <text:p text:style-name="P8">4) Печать дерева</text:p>
      <text:p text:style-name="P8">0) Выход</text:p>
      <text:p text:style-name="P8">3</text:p>
      <text:p text:style-name="P8">Введите элемент: 90</text:p>
      <text:p text:style-name="P8">Элемент найден!</text:p>
      <text:p text:style-name="P8">Выберите операцию:</text:p>
      <text:p text:style-name="P8">1) Добавить элемент</text:p>
      <text:p text:style-name="P8">2) Удалить элемент</text:p>
      <text:p text:style-name="P8">3) Поиск элемента</text:p>
      <text:p text:style-name="P8">4) Печать дерева</text:p>
      <text:p text:style-name="P8">0) Выход</text:p>
      <text:p text:style-name="P8">3</text:p>
      <text:p text:style-name="P8">Введите элемент: 4</text:p>
      <text:p text:style-name="P8">Элемент не найден</text:p>
      <text:p text:style-name="P8">Выберите операцию:</text:p>
      <text:p text:style-name="P8">1) Добавить элемент</text:p>
      <text:p text:style-name="P8">2) Удалить элемент</text:p>
      <text:p text:style-name="P8">3) Поиск элемента</text:p>
      <text:p text:style-name="P8">4) Печать дерева</text:p>
      <text:p text:style-name="P8">0) Выход</text:p>
      <text:p text:style-name="P7"/>
      <text:p text:style-name="P8"/>
      <text:p text:style-name="P8">pankratz@pankratz-HP-ProBook-430-G5:~/Prog/OS/lab_5$ echo $LD_LIBRARY_PATH</text:p>
      <text:p text:style-name="P8">:/home/pankratz/mai_study/OS/lab5</text:p>
      <text:p text:style-name="P8">pankratz@pankratz-HP-ProBook-430-G5:~/Prog/OS/lab_5$ LD_LIBRARY_PATH=$LD_LIBRARY_PATH:~/Prog/OS/lab_5</text:p>
      <text:p text:style-name="P8">pankratz@pankratz-HP-ProBook-430-G5:~/Prog/OS/lab_5$ export LD_LIBRARY_PATH</text:p>
      <text:p text:style-name="P8">pankratz@pankratz-HP-ProBook-430-G5:~/Prog/OS/lab_5$ ./mainDyn.c</text:p>
      <text:p text:style-name="P8">bash: ./mainDyn.c: Отказано в доступе</text:p>
      <text:p text:style-name="P8">pankratz@pankratz-HP-ProBook-430-G5:~/Prog/OS/lab_5$ make</text:p>
      <text:p text:style-name="P8">gcc -c -fPIC <text:s/>bst.c</text:p>
      <text:p text:style-name="P8">gcc <text:s/>-shared -o libbst.so bst.o</text:p>
      <text:p text:style-name="P8">gcc -c <text:s/>mainStat.c</text:p>
      <text:p text:style-name="P8">gcc -c <text:s/>mainDyn.c</text:p>
      <text:p text:style-name="P8">gcc -o run-stat mainStat.o -L. -lbst <text:s/>-Wl,-rpath,.</text:p>
      <text:p text:style-name="P8">gcc -o run-dyn mainDyn.o -ldl</text:p>
      <text:p text:style-name="P8">pankratz@pankratz-HP-ProBook-430-G5:~/Prog/OS/lab_5$ ./mainDyn.c</text:p>
      <text:p text:style-name="P8">bash: ./mainDyn.c: Отказано в доступе</text:p>
      <text:p text:style-name="P8">pankratz@pankratz-HP-ProBook-430-G5:~/Prog/OS/lab_5$ ./run-dyn</text:p>
      <text:p text:style-name="P8">Рантайм </text:p>
      <text:p text:style-name="P8"/>
      <text:p text:style-name="P8">Выберите операцию:</text:p>
      <text:p text:style-name="P8">1) Добавить элемент</text:p>
      <text:p text:style-name="P8">2) Удалить элемент</text:p>
      <text:p text:style-name="P8">3) Поиск элемента</text:p>
      <text:p text:style-name="P8">4) Печать дерева</text:p>
      <text:p text:style-name="P8"><text:soft-page-break/>0) Выход</text:p>
      <text:p text:style-name="P8">1</text:p>
      <text:p text:style-name="P8">Введите элемент: 25</text:p>
      <text:p text:style-name="P8">Выберите операцию:</text:p>
      <text:p text:style-name="P8">1) Добавить элемент</text:p>
      <text:p text:style-name="P8">2) Удалить элемент</text:p>
      <text:p text:style-name="P8">3) Поиск элемента</text:p>
      <text:p text:style-name="P8">4) Печать дерева</text:p>
      <text:p text:style-name="P8">0) Выход</text:p>
      <text:p text:style-name="P8">1</text:p>
      <text:p text:style-name="P8">Введите элемент: 35 </text:p>
      <text:p text:style-name="P8">Выберите операцию:</text:p>
      <text:p text:style-name="P8">1) Добавить элемент</text:p>
      <text:p text:style-name="P8">2) Удалить элемент</text:p>
      <text:p text:style-name="P8">3) Поиск элемента</text:p>
      <text:p text:style-name="P8">4) Печать дерева</text:p>
      <text:p text:style-name="P8">0) Выход</text:p>
      <text:p text:style-name="P8">2</text:p>
      <text:p text:style-name="P8">Введите элемент: 35</text:p>
      <text:p text:style-name="P8">Выберите операцию:</text:p>
      <text:p text:style-name="P8">1) Добавить элемент</text:p>
      <text:p text:style-name="P8">2) Удалить элемент</text:p>
      <text:p text:style-name="P8">3) Поиск элемента</text:p>
      <text:p text:style-name="P8">4) Печать дерева</text:p>
      <text:p text:style-name="P8">0) Выход</text:p>
      <text:p text:style-name="P8">1</text:p>
      <text:p text:style-name="P8">Введите элемент: 70</text:p>
      <text:p text:style-name="P8">Выберите операцию:</text:p>
      <text:p text:style-name="P8">1) Добавить элемент</text:p>
      <text:p text:style-name="P8">2) Удалить элемент</text:p>
      <text:p text:style-name="P8">3) Поиск элемента</text:p>
      <text:p text:style-name="P8">4) Печать дерева</text:p>
      <text:p text:style-name="P8">0) Выход</text:p>
      <text:p text:style-name="P8">1</text:p>
      <text:p text:style-name="P8">Введите элемент: -23</text:p>
      <text:p text:style-name="P8">Выберите операцию:</text:p>
      <text:p text:style-name="P8">1) Добавить элемент</text:p>
      <text:p text:style-name="P8">2) Удалить элемент</text:p>
      <text:p text:style-name="P8">3) Поиск элемента</text:p>
      <text:p text:style-name="P8">4) Печать дерева</text:p>
      <text:p text:style-name="P8">0) Выход</text:p>
      <text:p text:style-name="P8">3</text:p>
      <text:p text:style-name="P8">Введите элемент 25</text:p>
      <text:p text:style-name="P8">Ключ найден</text:p>
      <text:p text:style-name="P8">Выберите операцию:</text:p>
      <text:p text:style-name="P8">1) Добавить элемент</text:p>
      <text:p text:style-name="P8">2) Удалить элемент</text:p>
      <text:p text:style-name="P8">3) Поиск элемента</text:p>
      <text:p text:style-name="P8">4) Печать дерева</text:p>
      <text:p text:style-name="P8">0) Выход</text:p>
      <text:p text:style-name="P8">4</text:p>
      <text:p text:style-name="P8"/>
      <text:p text:style-name="P8"><text:tab/>-23</text:p>
      <text:p text:style-name="P8">25</text:p>
      <text:p text:style-name="P8"><text:tab/>70</text:p>
      <text:p text:style-name="P8"/>
      <text:p text:style-name="P8">Выберите операцию:</text:p>
      <text:p text:style-name="P8">1) Добавить элемент</text:p>
      <text:p text:style-name="P8">2) Удалить элемент</text:p>
      <text:p text:style-name="P8">3) Поиск элемента</text:p>
      <text:p text:style-name="P8">4) Печать дерева</text:p>
      <text:p text:style-name="P8">0) Выход</text:p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4) Выводы</text:p>
      <text:p text:style-name="P5"/>
      <text:p text:style-name="P5">Простой частью лабораторной было написание интерфейса и реализации АТД бинарного дерева поиска. Заодно я повторил программу второго семестра. Сложной частью внезапно оказалась сборка, точнее — правильная настройка переменной окружения LD LIBRARY PATH. </text:p>
      <text:p text:style-name="P5"/>
      <text:p text:style-name="P5">Статическая линковка удобна тем, что собирает программу и рантайм в один файл. После запуска программы, реализация используемых функций ищется в сборке, таким образом, переносимость программы гарантирована. При этом сборка существенно увеличивается в размерах. При динамической линковке нельзя говорить о гарантированной стопроцентной переносимости (нужно чтобы на компьютере была библиотека, используемая в программе, той же версии), однако размер сборки без сторонних библиотек становится меньше. Таким образом, выбор в пользу того или иного подхода зависит от того, какого результата мы хотим добиться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5b9bd5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07:20:40.880201330</meta:creation-date>
    <dc:date>2019-02-20T07:51:43.212494048</dc:date>
    <meta:editing-duration>PT4M29S</meta:editing-duration>
    <meta:editing-cycles>1</meta:editing-cycles>
    <meta:document-statistic meta:table-count="0" meta:image-count="0" meta:object-count="0" meta:page-count="9" meta:paragraph-count="383" meta:word-count="1329" meta:character-count="11163" meta:non-whitespace-character-count="9048"/>
    <meta:generator>LibreOffice/6.0.6.2$Linux_X86_64 LibreOffice_project/00m0$Build-2</meta:generator>
  </office:meta>
</office:document-meta>
</file>